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 draw:fontwork-adjust="autosize" draw:fontwork-distance="0cm" draw:fontwork-start="0cm" draw:fontwork-shadow-offset-x="0cm" draw:fontwork-shadow-offset-y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1pt" style:font-size-asian="11pt" style:font-size-complex="11pt"/>
    </style:style>
    <style:style style:name="P3" style:family="paragraph">
      <style:paragraph-properties fo:text-align="center"/>
      <style:text-properties fo:font-family="'Palatino Linotype'" style:font-family-generic="roman" style:font-pitch="variable"/>
    </style:style>
    <style:style style:name="T1" style:family="text">
      <style:text-properties fo:font-family="'Palatino Linotype'" style:font-family-generic="roman" style:font-pitch="variable"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id="id1" draw:layer="layout" svg:width="3.5cm" svg:height="2.234cm" svg:x="7.5cm" svg:y="2.633cm">
          <text:p text:style-name="P1"><text:span text:style-name="T1">Informationsquelle</text:span></text:p>
        </draw:rect>
        <draw:rect draw:style-name="gr1" draw:text-style-name="P2" draw:id="id2" draw:layer="layout" svg:width="2.854cm" svg:height="1.5cm" svg:x="7.823cm" svg:y="7.341cm">
          <text:p text:style-name="P1"><text:span text:style-name="T1">Transmitter</text:span></text:p>
        </draw:rect>
        <draw:rect draw:style-name="gr1" draw:text-style-name="P2" draw:id="id3" draw:layer="layout" svg:width="2cm" svg:height="1.5cm" svg:x="13.046cm" svg:y="7.341cm">
          <text:p text:style-name="P1"><text:span text:style-name="T1">Kanal</text:span></text:p>
        </draw:rect>
        <draw:rect draw:style-name="gr1" draw:text-style-name="P2" draw:id="id4" draw:layer="measurelines" svg:width="2.854cm" svg:height="1.5cm" svg:x="17.36cm" svg:y="7.341cm">
          <text:p text:style-name="P1"><text:span text:style-name="T1">Empfänger</text:span></text:p>
        </draw:rect>
        <draw:rect draw:style-name="gr1" draw:text-style-name="P2" draw:id="id5" draw:layer="measurelines" svg:width="3.574cm" svg:height="2.234cm" svg:x="17cm" svg:y="2.633cm">
          <text:p text:style-name="P1"><text:span text:style-name="T1">Ziel</text:span></text:p>
        </draw:rect>
        <draw:connector draw:style-name="gr2" draw:text-style-name="P2" draw:layer="measurelines" draw:type="line" svg:x1="9.25cm" svg:y1="4.867cm" svg:x2="9.25cm" svg:y2="7.341cm" draw:start-shape="id1" draw:start-glue-point="2" draw:end-shape="id2" draw:end-glue-point="0">
          <text:p text:style-name="P1"><text:span text:style-name="T1">Nachricht</text:span></text:p>
          <text:p text:style-name="P1"><text:span text:style-name="T1"/></text:p>
        </draw:connector>
        <draw:connector draw:style-name="gr3" draw:text-style-name="P2" draw:layer="measurelines" draw:type="line" svg:x1="10.677cm" svg:y1="8.091cm" svg:x2="13.046cm" svg:y2="8.091cm" draw:start-shape="id2" draw:start-glue-point="1" draw:end-shape="id3" draw:end-glue-point="3">
          <text:p text:style-name="P1"><text:span text:style-name="T1">Signal</text:span></text:p>
          <text:p text:style-name="P1"><text:span text:style-name="T1"/></text:p>
        </draw:connector>
        <draw:connector draw:style-name="gr3" draw:text-style-name="P2" draw:layer="measurelines" draw:type="line" svg:x1="15.046cm" svg:y1="8.091cm" svg:x2="17.36cm" svg:y2="8.091cm" draw:start-shape="id3" draw:start-glue-point="1" draw:end-shape="id4" draw:end-glue-point="3">
          <text:p text:style-name="P1"><text:span text:style-name="T1">Signal</text:span></text:p>
          <text:p text:style-name="P1"><text:span text:style-name="T1"/></text:p>
        </draw:connector>
        <draw:connector draw:style-name="gr3" draw:text-style-name="P2" draw:layer="measurelines" draw:type="line" svg:x1="18.787cm" svg:y1="7.341cm" svg:x2="18.787cm" svg:y2="4.867cm" draw:start-shape="id4" draw:start-glue-point="0" draw:end-shape="id5" draw:end-glue-point="2">
          <text:p text:style-name="P1"><text:span text:style-name="T1">Nachricht</text:span></text:p>
          <text:p text:style-name="P1"><text:span text:style-name="T1"/></text:p>
        </draw:connector>
        <draw:rect draw:style-name="gr1" draw:text-style-name="P2" draw:id="id6" draw:layer="measurelines" svg:width="3cm" svg:height="1.5cm" svg:x="12.546cm" svg:y="10.5cm">
          <text:p text:style-name="P1"><text:span text:style-name="T1">Störquelle</text:span></text:p>
        </draw:rect>
        <draw:connector draw:style-name="gr4" draw:text-style-name="P3" draw:layer="measurelines" draw:type="line" svg:x1="14.046cm" svg:y1="10.5cm" svg:x2="14.046cm" svg:y2="8.841cm" draw:start-shape="id6" draw:start-glue-point="0" draw:end-shape="id3" draw:end-glue-point="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Thomas Plotkowiak</meta:initial-creator>
    <meta:creation-date>2008-04-23T21:14:14</meta:creation-date>
    <dc:creator>plotti plotti</dc:creator>
    <dc:date>2008-05-23T15:49:00</dc:date>
    <meta:editing-cycles>8</meta:editing-cycles>
    <meta:editing-duration>PT1H59M23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